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top="0in" fo:margin-bottom="0.0598in" style:contextual-spacing="false" fo:text-indent="0in" style:auto-text-indent="false"/>
      <style:text-properties style:font-name="Calibri" fo:font-weight="bold" style:font-weight-asian="bold" style:font-weight-complex="bold"/>
    </style:style>
    <style:style style:name="P2" style:family="paragraph" style:parent-style-name="First_20_Paragraph">
      <style:paragraph-properties fo:margin-left="0in" fo:margin-top="0in" fo:margin-bottom="0.0598in" style:contextual-spacing="false" fo:text-indent="0in" style:auto-text-indent="false"/>
      <style:text-properties style:font-name="Calibri"/>
    </style:style>
    <style:style style:name="P3" style:family="paragraph" style:parent-style-name="Compact" style:list-style-name="WWNum1001">
      <style:paragraph-properties fo:margin-left="0in" fo:margin-top="0in" fo:margin-bottom="0.0598in" style:contextual-spacing="false" fo:text-indent="0in" style:auto-text-indent="false"/>
      <style:text-properties style:font-name="Calibri"/>
    </style:style>
    <style:style style:name="P4" style:family="paragraph" style:parent-style-name="Standard">
      <style:paragraph-properties fo:margin-left="0in" fo:margin-top="0in" fo:margin-bottom="0.0598in" style:contextual-spacing="false" fo:text-indent="0in" style:auto-text-indent="false"/>
      <style:text-properties style:font-name="Calibri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 style:parent-style-name="Heading_20_4">
      <style:paragraph-properties fo:margin-left="0in" fo:margin-top="0in" fo:margin-bottom="0.0598in" style:contextual-spacing="false" fo:text-indent="0in" style:auto-text-indent="false"/>
      <style:text-properties style:font-name="Calibri"/>
    </style:style>
    <style:style style:name="P7" style:family="paragraph" style:parent-style-name="Standard" style:list-style-name="WWNum1002">
      <style:paragraph-properties fo:margin-left="0in" fo:margin-top="0in" fo:margin-bottom="0.0598in" style:contextual-spacing="false" fo:text-indent="0in" style:auto-text-indent="false"/>
      <style:text-properties style:font-name="Calibri"/>
    </style:style>
    <style:style style:name="P8" style:family="paragraph" style:parent-style-name="Source_20_Code" style:list-style-name="WWNum1000">
      <style:paragraph-properties fo:margin-left="0in" fo:margin-top="0in" fo:margin-bottom="0.0598in" style:contextual-spacing="false" fo:text-indent="0in" style:auto-text-indent="false"/>
    </style:style>
    <style:style style:name="P9" style:family="paragraph" style:parent-style-name="Standard" style:list-style-name="WWNum1003">
      <style:paragraph-properties fo:margin-left="0in" fo:margin-top="0in" fo:margin-bottom="0.0598in" style:contextual-spacing="false" fo:text-indent="0in" style:auto-text-indent="false"/>
      <style:text-properties style:font-name="Calibri"/>
    </style:style>
    <style:style style:name="P10" style:family="paragraph" style:parent-style-name="Standard" style:list-style-name="WWNum1000">
      <style:paragraph-properties fo:margin-left="0in" fo:margin-top="0in" fo:margin-bottom="0.0598in" style:contextual-spacing="false" fo:text-indent="0in" style:auto-text-indent="false"/>
      <style:text-properties style:font-name="Calibri"/>
    </style:style>
    <style:style style:name="P11" style:family="paragraph" style:parent-style-name="Text_20_body">
      <style:paragraph-properties fo:margin-left="0in" fo:margin-top="0in" fo:margin-bottom="0.0598in" style:contextual-spacing="false" fo:text-indent="0in" style:auto-text-indent="false"/>
      <style:text-properties style:font-name="Calibri" fo:font-weight="bold" style:font-weight-asian="bold" style:font-weight-complex="bold"/>
    </style:style>
    <style:style style:name="P12" style:family="paragraph" style:parent-style-name="Compact" style:list-style-name="WWNum1004">
      <style:paragraph-properties fo:margin-left="0in" fo:margin-top="0in" fo:margin-bottom="0.0598in" style:contextual-spacing="false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alibri" officeooo:rsid="000aca59"/>
    </style:style>
    <style:style style:name="T5" style:family="text">
      <style:text-properties style:font-name="Calibri" fo:font-weight="bold" style:font-weight-asian="bold" style:font-weight-complex="bold"/>
    </style:style>
    <style:style style:name="gr1" style:family="graphic">
      <style:graphic-properties draw:stroke="solid" svg:stroke-width="0in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-start text:name="bước-1-xác-định-các-thực-thể"/>Bước 1: Xác định các thực thể</text:h>
      <text:p text:style-name="P2">Các thực thể chính gồm:</text:p>
      <text:list xml:id="list4007954853" text:style-name="WWNum1001">
        <text:list-item text:start-value="1">
          <text:p text:style-name="P3"><text:span text:style-name="T1">PHIEUXUAT</text:span> (SoPX, NgayXuat)</text:p>
        </text:list-item>
        <text:list-item>
          <text:p text:style-name="P3"><text:span text:style-name="T1">PHIEUNHAP</text:span> (SoPN, NgayNhap)</text:p>
        </text:list-item>
        <text:list-item>
          <text:p text:style-name="P3"><text:span text:style-name="T1">VATTU</text:span> (MaVTU, TenVTU)</text:p>
        </text:list-item>
        <text:list-item>
          <text:p text:style-name="P3"><text:span text:style-name="T1">DONHANG</text:span> (SoDH, NgayDH)</text:p>
        </text:list-item>
        <text:list-item>
          <text:p text:style-name="P3"><text:span text:style-name="T1">NHACC</text:span> (MaNCC, TenNCC, DiaChi, SDT)</text:p>
        </text:list-item>
      </text:list>
      <text:p text:style-name="P4"><draw:rect text:anchor-type="as-char" style:rel-width="100%" draw:z-index="0" draw:style-name="gr1" draw:text-style-name="P5" svg:width="6.5004in" svg:height="0.0213in"><text:p/></draw:rect><text:bookmark-end text:name="bước-1-xác-định-các-thực-thể"/></text:p>
      <text:h text:style-name="P1" text:outline-level="3"><text:bookmark-start text:name="bước-2-chuyển-đổi-các-mối-quan-hệ"/>Bước 2: Chuyển đổi các mối quan hệ</text:h>
      <text:h text:style-name="P6" text:outline-level="4"><text:bookmark-start text:name="mối-quan-hệ-1-n"/>Mối quan hệ 1-n</text:h>
      <text:list xml:id="list1562596645" text:style-name="WWNum1002">
        <text:list-item>
          <text:p text:style-name="P7"><text:span text:style-name="T1">PHIEUXUAT (1) — (N) VATTU</text:span> → bảng trung gian <text:span text:style-name="T1">CT_PHIEUXUAT</text:span> gồm:</text:p>
        </text:list-item>
      </text:list>
      <text:list xml:id="list2109434478" text:style-name="WWNum1000">
        <text:list-item>
          <text:p text:style-name="P8"><text:span text:style-name="Verbatim_20_Char"><text:span text:style-name="T2">CT_PHIEUXUAT (SoPX, MaVTU, DGXuat, SLXuat)</text:span></text:span></text:p>
        </text:list-item>
      </text:list>
      <text:list xml:id="list141409808684960" text:continue-list="list1562596645" text:style-name="WWNum1002">
        <text:list-item>
          <text:p text:style-name="P7"><text:span text:style-name="T1">PHIEUNHAP (1) — (N) VATTU</text:span> → bảng trung gian <text:span text:style-name="T1">CT_PHIEUNHAP</text:span> gồm:</text:p>
        </text:list-item>
      </text:list>
      <text:list xml:id="list141411193778037" text:continue-list="list2109434478" text:style-name="WWNum1000">
        <text:list-item>
          <text:p text:style-name="P8"><text:span text:style-name="Verbatim_20_Char"><text:span text:style-name="T2">CT_PHIEUNHAP (SoPN, MaVTU, DGNhap, SLNhap)</text:span></text:span><text:bookmark-end text:name="mối-quan-hệ-1-n"/></text:p>
        </text:list-item>
      </text:list>
      <text:h text:style-name="P6" text:outline-level="4"><text:bookmark-start text:name="mối-quan-hệ-n-n"/><text:s/>Mối quan hệ n-n:</text:h>
      <text:list xml:id="list141410208876338" text:continue-list="list141409808684960" text:style-name="WWNum1003">
        <text:list-item>
          <text:p text:style-name="P9"><text:span text:style-name="T1">VATTU (N) — (N) DONHANG</text:span> → tạo bảng trung gian <text:span text:style-name="T1">CT_DONDH</text:span> gồm:</text:p>
        </text:list-item>
      </text:list>
      <text:list xml:id="list141409987810636" text:continue-list="list141411193778037" text:style-name="WWNum1000">
        <text:list-item>
          <text:p text:style-name="P8"><text:span text:style-name="Verbatim_20_Char"><text:span text:style-name="T2">CT_DONDH (SoDH, MaVTU, SLDat, DGDat)</text:span></text:span></text:p>
        </text:list-item>
        <text:list-item>
          <text:p text:style-name="P10"><text:span text:style-name="T3">(Giả sử có thuộc tính số lượng đặt và đơn giá đặt. Nếu không có thì chỉ cần 2 khóa chính)</text:span></text:p>
        </text:list-item>
      </text:list>
      <text:list text:continue-list="list141410208876338" text:style-name="WWNum1003">
        <text:list-item>
          <text:p text:style-name="P9"><text:span text:style-name="T1">NHACC (1) — (N) Cung cấp — (N) VATTU</text:span> → bảng trung gian <text:span text:style-name="T1">CUNG_CAP</text:span>:</text:p>
        </text:list-item>
      </text:list>
      <text:list text:continue-list="list141409987810636" text:style-name="WWNum1000">
        <text:list-item>
          <text:p text:style-name="P8"><text:span text:style-name="Verbatim_20_Char"><text:span text:style-name="T2">CUNG_CAP (MaNCC, MaVTU)</text:span></text:span><text:bookmark-end text:name="bước-2-chuyển-đổi-các-mối-quan-hệ"/><text:bookmark-end text:name="mối-quan-hệ-n-n"/></text:p>
        </text:list-item>
        <text:list-item>
          <text:p text:style-name="P8"><text:span text:style-name="Verbatim_20_Char"><text:span text:style-name="T4"/></text:span></text:p>
        </text:list-item>
      </text:list>
      <text:h text:style-name="P1" text:outline-level="3"><text:bookmark-start text:name="Xdc0a6d2b56a6e9696103da8bdd7673c26b49dd9"/>Bước 3: Không có thuộc tính đa trị nên không cần tạo bảng riêng<text:bookmark-end text:name="Xdc0a6d2b56a6e9696103da8bdd7673c26b49dd9"/></text:h>
      <text:p text:style-name="P11"/>
      <text:h text:style-name="P1" text:outline-level="3"><text:bookmark-start text:name="Xe50d6310d57bf3d7515ac5013f03c62b4d8e1ea"/>Bước 4: Danh sách các bảng sau khi chuyển đổi</text:h>
      <text:list text:continue-list="list4007954853" text:style-name="WWNum1004">
        <text:list-item text:start-value="1">
          <text:p text:style-name="P12"><text:span text:style-name="T5">PHIEUXUAT</text:span><text:span text:style-name="T2"> (</text:span><text:span text:style-name="Verbatim_20_Char"><text:span text:style-name="T2">SoPX</text:span></text:span><text:span text:style-name="T2"> PK, </text:span><text:span text:style-name="Verbatim_20_Char"><text:span text:style-name="T2">NgayXuat</text:span></text:span><text:span text:style-name="T2">)</text:span></text:p>
        </text:list-item>
        <text:list-item>
          <text:p text:style-name="P12"><text:span text:style-name="T5">PHIEUNHAP</text:span><text:span text:style-name="T2"> (</text:span><text:span text:style-name="Verbatim_20_Char"><text:span text:style-name="T2">SoPN</text:span></text:span><text:span text:style-name="T2"> PK, </text:span><text:span text:style-name="Verbatim_20_Char"><text:span text:style-name="T2">NgayNhap</text:span></text:span><text:span text:style-name="T2">)</text:span></text:p>
        </text:list-item>
        <text:list-item>
          <text:p text:style-name="P12"><text:span text:style-name="T5">VATTU</text:span><text:span text:style-name="T2"> (</text:span><text:span text:style-name="Verbatim_20_Char"><text:span text:style-name="T2">MaVTU</text:span></text:span><text:span text:style-name="T2"> PK, </text:span><text:span text:style-name="Verbatim_20_Char"><text:span text:style-name="T2">TenVTU</text:span></text:span><text:span text:style-name="T2">)</text:span></text:p>
        </text:list-item>
        <text:list-item>
          <text:p text:style-name="P12"><text:span text:style-name="T5">DONHANG</text:span><text:span text:style-name="T2"> (</text:span><text:span text:style-name="Verbatim_20_Char"><text:span text:style-name="T2">SoDH</text:span></text:span><text:span text:style-name="T2"> PK, </text:span><text:span text:style-name="Verbatim_20_Char"><text:span text:style-name="T2">NgayDH</text:span></text:span><text:span text:style-name="T2">)</text:span></text:p>
        </text:list-item>
        <text:list-item>
          <text:p text:style-name="P12"><text:span text:style-name="T5">NHACC</text:span><text:span text:style-name="T2"> (</text:span><text:span text:style-name="Verbatim_20_Char"><text:span text:style-name="T2">MaNCC</text:span></text:span><text:span text:style-name="T2"> PK, </text:span><text:span text:style-name="Verbatim_20_Char"><text:span text:style-name="T2">TenNCC</text:span></text:span><text:span text:style-name="T2">, </text:span><text:span text:style-name="Verbatim_20_Char"><text:span text:style-name="T2">DiaChi</text:span></text:span><text:span text:style-name="T2">, </text:span><text:span text:style-name="Verbatim_20_Char"><text:span text:style-name="T2">SDT</text:span></text:span><text:span text:style-name="T2">)</text:span></text:p>
        </text:list-item>
        <text:list-item>
          <text:p text:style-name="P12"><text:span text:style-name="T5">CT_PHIEUXUAT</text:span><text:span text:style-name="T2"> (</text:span><text:span text:style-name="Verbatim_20_Char"><text:span text:style-name="T2">SoPX</text:span></text:span><text:span text:style-name="T2">, </text:span><text:span text:style-name="Verbatim_20_Char"><text:span text:style-name="T2">MaVTU</text:span></text:span><text:span text:style-name="T2">, </text:span><text:span text:style-name="Verbatim_20_Char"><text:span text:style-name="T2">DGXuat</text:span></text:span><text:span text:style-name="T2">, </text:span><text:span text:style-name="Verbatim_20_Char"><text:span text:style-name="T2">SLXuat</text:span></text:span><text:span text:style-name="T2">) → PK: (SoPX, MaVTU)</text:span></text:p>
        </text:list-item>
        <text:list-item>
          <text:p text:style-name="P12"><text:span text:style-name="T5">CT_PHIEUNHAP</text:span><text:span text:style-name="T2"> (</text:span><text:span text:style-name="Verbatim_20_Char"><text:span text:style-name="T2">SoPN</text:span></text:span><text:span text:style-name="T2">, </text:span><text:span text:style-name="Verbatim_20_Char"><text:span text:style-name="T2">MaVTU</text:span></text:span><text:span text:style-name="T2">, </text:span><text:span text:style-name="Verbatim_20_Char"><text:span text:style-name="T2">DGNhap</text:span></text:span><text:span text:style-name="T2">, </text:span><text:span text:style-name="Verbatim_20_Char"><text:span text:style-name="T2">SLNhap</text:span></text:span><text:span text:style-name="T2">) → PK: (SoPN, MaVTU)</text:span></text:p>
        </text:list-item>
        <text:list-item>
          <text:p text:style-name="P12"><text:span text:style-name="T5">CT_DONDH</text:span><text:span text:style-name="T2"> (</text:span><text:span text:style-name="Verbatim_20_Char"><text:span text:style-name="T2">SoDH</text:span></text:span><text:span text:style-name="T2">, </text:span><text:span text:style-name="Verbatim_20_Char"><text:span text:style-name="T2">MaVTU</text:span></text:span><text:span text:style-name="T2">, </text:span><text:span text:style-name="Verbatim_20_Char"><text:span text:style-name="T2">SLDat</text:span></text:span><text:span text:style-name="T2">, </text:span><text:span text:style-name="Verbatim_20_Char"><text:span text:style-name="T2">DGDat</text:span></text:span><text:span text:style-name="T2">) → PK: (SoDH, MaVTU)</text:span></text:p>
        </text:list-item>
        <text:list-item>
          <text:p text:style-name="P12"><text:span text:style-name="T5">CUNG_CAP</text:span><text:span text:style-name="T2"> (</text:span><text:span text:style-name="Verbatim_20_Char"><text:span text:style-name="T2">MaNCC</text:span></text:span><text:span text:style-name="T2">, </text:span><text:span text:style-name="Verbatim_20_Char"><text:span text:style-name="T2">MaVTU</text:span></text:span><text:span text:style-name="T2">) → PK: (MaNCC, MaVTU)</text:span><text:bookmark-end text:name="Xe50d6310d57bf3d7515ac5013f03c62b4d8e1ea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07:10:54</meta:creation-date>
    <dc:date>2025-06-18T14:14:09.415138300</dc:date>
    <meta:generator>LibreOffice/25.2.4.3$Windows_X86_64 LibreOffice_project/33e196637044ead23f5c3226cde09b47731f7e27</meta:generator>
    <meta:editing-duration>PT8M59S</meta:editing-duration>
    <meta:editing-cycles>1</meta:editing-cycles>
    <meta:document-statistic meta:table-count="0" meta:image-count="0" meta:object-count="0" meta:page-count="1" meta:paragraph-count="32" meta:word-count="231" meta:character-count="1238" meta:non-whitespace-character-count="1055"/>
    <meta:user-defined meta:name="AppVersion">12.0000</meta:user-defined>
    <meta:template xlink:type="simple" xlink:actuate="onRequest" xlink:title="Normal.dotm" xlink:href=""/>
  </office:meta>
</office:document-meta>
</file>